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0pt"/>
    </style:style>
    <style:style style:name="P3" style:family="paragraph" style:parent-style-name="Text_20_body">
      <style:paragraph-properties fo:margin-left="0.501cm" fo:margin-right="0cm" fo:margin-top="0cm" fo:margin-bottom="0cm" loext:contextual-spacing="false" fo:text-indent="0cm" style:auto-text-indent="false"/>
    </style:style>
    <style:style style:name="P4" style:family="paragraph" style:parent-style-name="Text_20_body">
      <style:paragraph-properties fo:margin-left="0.501cm" fo:margin-right="0cm" fo:margin-top="0cm" fo:margin-bottom="0cm" loext:contextual-spacing="false" fo:text-indent="0cm" style:auto-text-indent="false"/>
      <style:text-properties style:text-line-through-style="none" style:text-line-through-type="none" style:text-underline-style="none" style:text-blinking="false"/>
    </style:style>
    <style:style style:name="P5" style:family="paragraph" style:parent-style-name="Text_20_body">
      <style:paragraph-properties fo:margin-left="0.501cm" fo:margin-right="0cm" fo:margin-top="0cm" fo:margin-bottom="0cm" loext:contextual-spacing="false" fo:text-indent="0cm" style:auto-text-indent="false"/>
      <style:text-properties style:text-line-through-style="none" style:text-line-through-type="none" style:text-underline-style="none" style:text-blinking="false" fo:background-color="#ffff00"/>
    </style:style>
    <style:style style:name="P6" style:family="paragraph" style:parent-style-name="Text_20_body">
      <style:paragraph-properties fo:margin-left="0.501cm" fo:margin-right="0cm" fo:margin-top="0cm" fo:margin-bottom="0cm" loext:contextual-spacing="false" fo:text-indent="0cm" style:auto-text-indent="false"/>
      <style:text-properties fo:background-color="#ffff00"/>
    </style:style>
    <style:style style:name="T1" style:family="text">
      <style:text-properties style:text-underline-style="solid" style:text-underline-width="auto" style:text-underline-color="font-color"/>
    </style:style>
    <style:style style:name="T2" style:family="text">
      <style:text-properties fo:font-variant="normal" fo:text-transform="none" style:font-name="Symbol" fo:font-size="10pt"/>
    </style:style>
    <style:style style:name="T3" style:family="text">
      <style:text-properties style:font-name="Symbol" fo:font-size="10pt"/>
    </style:style>
    <style:style style:name="T4" style:family="text">
      <style:text-properties fo:font-size="10pt"/>
    </style:style>
    <style:style style:name="T5" style:family="text">
      <style:text-properties fo:font-size="10pt" fo:font-weight="bold"/>
    </style:style>
    <style:style style:name="T6" style:family="text">
      <style:text-properties fo:font-size="10pt" style:text-underline-style="solid" style:text-underline-width="auto" style:text-underline-color="font-color"/>
    </style:style>
    <style:style style:name="T7" style:family="text">
      <style:text-properties fo:font-size="10pt" style:text-underline-style="solid" style:text-underline-width="auto" style:text-underline-color="font-color" fo:font-weight="bold"/>
    </style:style>
    <style:style style:name="T8" style:family="text">
      <style:text-properties style:font-name="Wingdings" fo:font-size="10pt"/>
    </style:style>
    <style:style style:name="T9" style:family="text">
      <style:text-properties style:font-name="Wingdings" fo:font-size="10pt" style:text-underline-style="solid" style:text-underline-width="auto" style:text-underline-color="font-color"/>
    </style:style>
    <style:style style:name="T10" style:family="text">
      <style:text-properties style:font-name="Wingdings" fo:font-size="10pt" style:text-underline-style="solid" style:text-underline-width="auto" style:text-underline-color="font-color"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Revision 27.01.17</text:span></text:p>
      <text:p text:style-name="P4"> </text:p>
      <text:p text:style-name="P3"><text:span text:style-name="T3">·</text:span><text:span text:style-name="T2">       </text:span><text:span text:style-name="T4">Usted ha vaciado la base de datos? Otras vez se han perdido cursos abiertos en el sistema antiguo!</text:span></text:p>
      <text:p text:style-name="P3"> </text:p>
      <text:p text:style-name="P3"><text:span text:style-name="T3">·</text:span><text:span text:style-name="T2">       </text:span><text:span text:style-name="T4">No sé si usted estaba cambiando algo mientras que yo estaba realizando las pruebas, pero en varias páginas me sale 500 Internal server error: a) Haciendo clic en el nombre/apellido de un alumno, estando en PREPAID COURSES y FEE FREEZES, b) haciendo clic en EDIT, estando en ALL STUDENTS y CURRENT STUDENTS, también estando en el perfil del alumno haciendo clic en MODIFICAR DATOS.</text:span></text:p>
      <text:p text:style-name="P4"> </text:p>
      <text:p text:style-name="P3"><text:span text:style-name="T3">·</text:span><text:span text:style-name="T2">       </text:span><text:span text:style-name="T4">Ya hemos subido la página </text:span><text:a xlink:type="simple" xlink:href="http://veithgroup.com/logout.html" office:target-frame-name="_blank" xlink:show="new" text:style-name="Internet_20_link" text:visited-style-name="Visited_20_Internet_20_Link"><text:span text:style-name="T4">veithgroup.com/logout.html</text:span></text:a><text:span text:style-name="T4">; entonces puede redireccionar el botón LOGOUT alli.</text:span></text:p>
      <text:p text:style-name="P3"><text:span text:style-name="T3">·</text:span><text:span text:style-name="T2">       </text:span><text:span text:style-name="T4">Modificar datos: Por favor corregir: </text:span><text:span text:style-name="T5">PIN (cuatro cifras)</text:span><text:span text:style-name="T4">, PIN en mayúscula, añadir lo que está entre paréntesis.</text:span></text:p>
      <text:p text:style-name="P3"><text:span text:style-name="T3">·</text:span><text:span text:style-name="T2">       </text:span><text:span text:style-name="T4">Al registrarse, si la contraseña repetida no coincide con la primera, no lo indica en el propio formulario (como p.e. en el PIN en la entrega de los libros de profesor, con un aviso en rojo a la derecha del campo), sino que refresca la pág y uno tiene que volver a poner todos los datos. </text:span><text:span text:style-name="T8">à</text:span> <text:span text:style-name="T4">Poco amigable para el usuario.</text:span></text:p>
      <text:p text:style-name="P3"><text:span text:style-name="T3">·</text:span><text:span text:style-name="T2">       </text:span><text:span text:style-name="T4">PIN: Dice que está restringido a dígitos, pero no es así: introduje “jjjj” y me lo aceptó.</text:span></text:p>
      <text:p text:style-name="P3"><text:span text:style-name="T3">·</text:span><text:span text:style-name="T2">       </text:span><text:span text:style-name="T4">Solo para confirmar: ¿Entiendo que contraseña y PIN siguen encriptados?</text:span></text:p>
      <text:p text:style-name="P6"> </text:p>
      <text:p text:style-name="P3"><text:span text:style-name="T3">·</text:span><text:span text:style-name="T2">       </text:span><text:span text:style-name="T5">Current students: </text:span><text:span text:style-name="T4">aparecen los mismos estudiantes de 01-2017 en 01-2016 (al entrar, está preseleccionado 01-2016, pero debería estar preseleccionado el mes actual); la idea es que por mes seleccionado, solo deben aparecer los estudiantes que están activos en este mes (sea en un curso que empezó este mes o en un curso que empezó uno o varios meses anteriores). </text:span><text:span text:style-name="T8">à</text:span> <text:span text:style-name="T7">Sale en 01-2017 un estudiante que está matriculado en un curso que empieza en 02-2017</text:span><text:span text:style-name="T4">.</text:span></text:p>
      <text:p text:style-name="P5"> </text:p>
      <text:p text:style-name="P3"><text:span text:style-name="T3">·</text:span><text:span text:style-name="T2">       </text:span><text:span text:style-name="T5">Reschedule: </text:span><text:span text:style-name="T7">Usted dice que lo ha arreglado, pero lo único que ha corregido es que ahora se muestra el día fuera del schedule normal en rojo. Lo demás sigue mal:</text:span></text:p>
      <text:p text:style-name="P3"><text:span text:style-name="T3">·</text:span><text:span text:style-name="T2">       </text:span><text:span text:style-name="T4">a) Primer clic en SAVE: el campo fuera de la duración normal cambia a azul (debe seguir en rojo).</text:span></text:p>
      <text:p text:style-name="P3"><text:span text:style-name="T3">·</text:span><text:span text:style-name="T2">       </text:span><text:span text:style-name="T4">b) cambio de posición del día fuera a una fecha posterior y clic en OK en el popup: al refrescar la pag, se mantiene “Se ha eliminado...” y se añade “Se ha reubicado...” </text:span><text:span text:style-name="T8">à</text:span> <text:span text:style-name="T4">Esto está bien, pero sigue *Es necesario reubicar...” que ya no debería estar (porque ya hemos reubicado). La celda sigue en azul (ya no debería tener ningún color); abajo en la tabla debe desaparecer el color rojo.</text:span></text:p>
      <text:p text:style-name="P3"><text:span text:style-name="T3">·</text:span><text:span text:style-name="T2">       </text:span><text:span text:style-name="T4">d) segundo clic en SAVE: se mantiene “Se ha reubicado”, pero debería mantenerse también la info “Se ha eliminado...”, además, debe desaparecer el color azul en la celda.</text:span></text:p>
      <text:p text:style-name="P6"> </text:p>
      <text:p text:style-name="P3"><text:span text:style-name="T3">·</text:span><text:span text:style-name="T2">       </text:span><text:span text:style-name="T5">Distribución de profesores:</text:span> <text:span text:style-name="T4">Todavía no funciona bien la interconexión entre las distintas tablas en el momento de asignar a un profesor a un curso (course by teacher vs. course profile de un curso regular vs. course profile de un coaching vs. course profile de una clase particular): Lo que sí funciona es asignar cursos a profesores en course by teacher: si arrastro un curso a un teacher que ya tiene un curso en este horario, indica correctamente que hay un conflicto. Pero si voy al course profile, al asignar a un profesor a través del desplegaboe, el sistema visualiza todos los profesores del centro y puedo asignar cualquier profesor, a pesar de no tener disponibildiad según course by teacher. </text:span><text:span text:style-name="T8">à</text:span> <text:span text:style-name="T4">El sistema solo debería visualizar los profesores que tienen disponibilidad, es decir, el sistema debe consultar siempre la tabla de course by teacher para comprobar la disponibilidad.</text:span></text:p>
      <text:p text:style-name="P3"><text:span text:style-name="T3">·</text:span><text:span text:style-name="T2">       </text:span><text:span text:style-name="T8">à</text:span> <text:span text:style-name="T6">Entiendo que solo ha implementado esta función para los coachings, pero los profesores dan los tres tipos de clases (regulares, coachings, privadas), por lo tanto, el sistema debe comprobar la disponibilidad global de cada profesor</text:span><text:span text:style-name="T4">.</text:span></text:p>
      <text:p text:style-name="P3"><text:span text:style-name="T3">·</text:span><text:span text:style-name="T2">       </text:span><text:span text:style-name="T10">à</text:span><text:span text:style-name="T1"> </text:span><text:span text:style-name="T7">No funciona; Karlheinz Meier tiene un curso Extreme, y ha sido posible asignarle (estando en el perfil del coaching) un coaching, teniendo dos clases a la vey.</text:span></text:p>
      <text:p text:style-name="P6"> </text:p>
      <text:p text:style-name="P3"><text:soft-page-break/><text:span text:style-name="T3">·</text:span><text:span text:style-name="T2">       </text:span><text:span text:style-name="T5">Fee freeze:</text:span> <text:span text:style-name="T4">En FEE FREEZE (alumno) y PREPAID COURSES (admon), modificar el texto en la fila en gris: “Fee freeze on </text:span><text:span text:style-name="T6">FECHA (</text:span><text:span text:style-name="T9">ß</text:span><text:span text:style-name="T1"> </text:span><text:span text:style-name="T6">día de la solicitud)</text:span><text:span text:style-name="T4">: suscription extended </text:span><text:span text:style-name="T5">from </text:span><text:span text:style-name="T7">FECHA (</text:span><text:span text:style-name="T10">ß</text:span><text:span text:style-name="T7">deadline original)</text:span> <text:span text:style-name="T4">until </text:span><text:span text:style-name="T6">FECHA (</text:span><text:span text:style-name="T9">ß</text:span><text:span text:style-name="T6">nuevo deadline). </text:span><text:span text:style-name="T10">ß</text:span><text:span text:style-name="T1"> </text:span><text:span text:style-name="T7">FALTA DEADLINE ORIGINAL</text:span></text:p>
      <text:p text:style-name="P3"><text:span text:style-name="T3">·</text:span><text:span text:style-name="T2">       </text:span><text:span text:style-name="T4">En Congelacion de tasas en el login del alumno debe salir también la fila gris con la congelacion (antes funcionaba).</text:span></text:p>
      <text:p text:style-name="P3"><text:span text:style-name="T3">·</text:span><text:span text:style-name="T2">       </text:span><text:span text:style-name="T4">Si solicito 2 meses restantes de la congelación sin coste y en este mismo acto 3 meses adicionales, me indica los 35 euros de tasa, el sistema lleva a redsys, cobra, vuelve, pero en vez de salir la notificacion del pago, aparece un request pidiendo otra vez el pago. Es decir, no se registra el pago.</text:span></text:p>
      <text:p text:style-name="P3"><text:span text:style-name="T3">·</text:span><text:span text:style-name="T2">       </text:span><text:span text:style-name="T4">Timm Tester ha pagado 3 cursos en diciembre y ha matriculado 1 Turbo, es decir, la fecha limite para la congelación debería ser el 15/01, pero sale el 12/02.</text:span></text:p>
      <text:p text:style-name="P3"><text:span text:style-name="T3">·</text:span><text:span text:style-name="T2">       </text:span><text:span text:style-name="T4">Login admon: Clic en OK en el request en admon, debe devolver a la pag. inicial.</text:span></text:p>
      <text:p text:style-name="P3"> </text:p>
      <text:p text:style-name="P3"><text:span text:style-name="T3">·</text:span><text:span text:style-name="T2">       </text:span><text:span text:style-name="T5">Regular courses (overview):</text:span> <text:span text:style-name="T4">al crear un curso B1 del inglés y luego abriendo el curso, asignándole HKG, en la tabla CURRENT COURSES viene la columna de B1-HKG antes de A1. En el perfil del curso, a la izq. del calendario, sale en la fila LEVEL “B1-1” en vez de “B1-HKG”. Lo mismo en la pag. inicial del alumno, en la tabla del curso.</text:span></text:p>
      <text:p text:style-name="P3"> </text:p>
      <text:p text:style-name="P3"><text:span text:style-name="T3">·</text:span><text:span text:style-name="T2">       </text:span><text:span text:style-name="T5">Notifications:</text:span><text:span text:style-name="T4">. En el perfil del alumno (p.e. Jennifer Goldmann, nuevo alumno creado), estando en la pag. inicial, tiene pendiente un request (“1” en rojo en el iconito en el header), pero si entro a NOTIFICACIONES, desaparece el no. “1”, y aparecen en el icono del sobre “3” en verde, pero haciendo clic en uno de estos mensajes en la lista arriba, sale error 404, extraviado. </text:span><text:span text:style-name="T8">à</text:span> <text:span text:style-name="T6">El header de NOTIFICACIONES no funciona correctamente</text:span><text:span text:style-name="T4"> (lo mismo pasa en superadmin: salen 6 mensajes en la pag. inicial, pero 16 estando en NOTIFICATIONS.</text:span></text:p>
      <text:p text:style-name="P3"><text:span text:style-name="T3">·</text:span><text:span text:style-name="T2">       </text:span><text:span text:style-name="T4">Cuando admon esta en la vista detallada de una notificacion de un alumno (p.e. .../messages/21) y le envía un mensaje personalizado en el formulario que aparece debajo de la notificacion (“Add a new message”), después de presionar en “submit” aparece correctamente este mensaje en la tabla de todos los mensajes. Pero la columna TIPO queda vacía. Podríamos poner, en caso de mensajes personalizados a través de este sistema de mensajería interna, como concepto “Mensaje personalizado”?</text:span></text:p>
      <text:p text:style-name="P3"><text:span text:style-name="T3">·</text:span><text:span text:style-name="T2">       </text:span><text:span text:style-name="T4">Debe ser posible enviar mensaje del alumno a admon y vice versa, sin tener que partir de un mensaje ya existente (p.e. para hacer una pregunta sobre un tema no relacionado con ninguna notificacion anterior). </text:span><text:span text:style-name="T8">à</text:span> <text:span text:style-name="T4">Muy al inicio, al implementar la aplicación de los mensajes internos, usted me mostró la función correspondiente, pero luego la quitó. Podría volver a implementarla, p.e. como botón dentro de NOTIFICACIONES: “Enviar nueva notificación” (encima de la tabla).</text:span></text:p>
      <text:p text:style-name="P3"><text:span text:style-name="T3">·</text:span><text:span text:style-name="T2">       </text:span><text:span text:style-name="T10">à</text:span><text:span text:style-name="T1"> </text:span><text:span text:style-name="T7">Entiendo que no lo ha revisado? Recomiendo que usted crea algunos cursos para comprobarlo. </text:span></text:p>
      <text:p text:style-name="P3"> </text:p>
      <text:p text:style-name="P3"><text:span text:style-name="T3">·</text:span><text:span text:style-name="T2">       </text:span><text:span text:style-name="T5">Archivo de los cursos: </text:span><text:span text:style-name="T4">Click en ARCHIVE dentro de REGULAR COURSES lleva a error, es decir, actualmente no hay ninguna forma de acceder a cursos anteriores o posteriores; además, todos los desplegables de DAY OF BEGINNING dentro de este grupo cambian de aspecto (algunos tienen 4 o 5, otros más de 10 filas). Una forma de simplificar y unificar la búsqueda por un curso actual, en el pasado o futuro, sería quitar el link ARCHIVE del menu lateral (ojo: mantener el link al sistema antiguo “ARCHIVE (2012-2016)”). Para ahorrarse la creación del ARCHIVO de cursos como función y link aparte, deberíamos hacer lo siguiente: </text:span></text:p>
      <text:p text:style-name="P3"><text:span text:style-name="T3">·</text:span><text:span text:style-name="T2">       </text:span><text:span text:style-name="T4">a) Para una búsqueda rápida, el desplegable DAY OF BEGINNING debe actualizarse automáticamente: por default, debe estar siempre preseleccionado el mes actual (el cambio al siguiente mes debe realizarse dos semanas después del último day of beginning, no solo 1 semana después, como lo tenemos actualmente; por ejemplo si el DAY OF BEGINNING actual es el lunes, 09.01. el cambio debería realizarse el 23.01.), y debe contenter los 3 days of beginning anteriores (porque un curso LIGHT empieza como máximo 3 meses antes) y los 10 posteriores. </text:span></text:p>
      <text:p text:style-name="P3"><text:span text:style-name="T3">·</text:span><text:span text:style-name="T2">       </text:span><text:span text:style-name="T4">b) Para buscar otros meses (fuera de este rango predefinido), debemos poner al lado derecho del desplegable de DAY OF BEGINNING otros dos desplegables, con la denominación “ARCHIVE”, de los cuales un desplegable es de 01 a 12 (= meses) y el otro de 2017-2030 (= años).</text:span></text:p>
      <text:p text:style-name="P3"><text:soft-page-break/><text:span text:style-name="T3">·</text:span><text:span text:style-name="T2">       </text:span><text:span text:style-name="T10">à</text:span><text:span text:style-name="T1"> </text:span><text:span text:style-name="T7">Entiendo que no ha realizado mis indicaciones; sin embargo, queda poco profesional y no muy sistematizada y sin lógica la solución actual con los desplegables: a veces son solo 4 o 5 entradas (p.e. CURRENT CURSES, desde 11 2016 a 03 2017, a veces muchas (en CURRENT STUDENTS, desde 01 2016 hasta 03 2017).</text:span></text:p>
      <text:p text:style-name="P3"> </text:p>
      <text:p text:style-name="P3"><text:span text:style-name="T3">·</text:span><text:span text:style-name="T2">       </text:span><text:span text:style-name="T5">Accounting:</text:span> <text:span text:style-name="T4">A pesar de que los admin. fees deben cobrarse a través de EDUCATION RESEARCH MANAGEMENT (así está definido dentro de DEFINITIONS), aparecen los cobros en el accounting de Veith Institut.</text:span></text:p>
      <text:p text:style-name="P3"><text:span text:style-name="T3">·</text:span><text:span text:style-name="T2">       </text:span><text:span text:style-name="T4">Hemos dicho lo siguiente: En VEITH ENTERPRISES deben aparecer únicamente los pagos de cursos, en LITAMORPHOSIS las compras de la tienda (libros), en ERM las tasas, en VEITH INSTITUT (como entidad cobradora) todos los pagos completos realizados a través de la terminal física o virtual o los pagos en efectivo (es decir, pagos realizados en el centro correspondiente), y en TOTAL la facturación total de todas las entidades.</text:span></text:p>
      <text:p text:style-name="P3"><text:span text:style-name="T3">·</text:span><text:span text:style-name="T2">       </text:span><text:span text:style-name="T4">Ejemplo: un alumno hace un pago con tarjeta online de 432,90 euros (un curso de 390 euros y un libro de 42,90 euros) </text:span><text:span text:style-name="T8">à</text:span> <text:span text:style-name="T4">en VEITH INSTITUT debe aparecer el pago de los 432,90 euros, en VEITH ENTERPRISES los 390 euros del curso y en LITAMORPHOSIS los 42,90 euros, y en TOTAL ambos pagos.</text:span></text:p>
      <text:p text:style-name="P3"><text:span text:style-name="T3">·</text:span><text:span text:style-name="T2">       </text:span><text:span text:style-name="T10">à</text:span><text:span text:style-name="T1"> </text:span><text:span text:style-name="T7">No funciona; debe revisarlo por completo (se multiplican pagos, en Education Research aparecen los libros y no las tasas, a veces salen entradas de 00,00 €,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2:10:53.318145497</meta:creation-date>
    <meta:print-date>2017-01-30T12:12:33.882286844</meta:print-date>
    <dc:date>2017-01-30T19:11:04.130909394</dc:date>
    <meta:editing-duration>PT6H39M50S</meta:editing-duration>
    <meta:editing-cycles>1</meta:editing-cycles>
    <meta:document-statistic meta:table-count="0" meta:image-count="0" meta:object-count="0" meta:page-count="3" meta:paragraph-count="45" meta:word-count="1623" meta:character-count="9641" meta:non-whitespace-character-count="7840"/>
    <meta:generator>LibreOffice/5.2.2.2$Linux_X86_64 LibreOffice_project/20m0$Build-2</meta:generator>
  </office:meta>
</office:document-meta>
</file>